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10_output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ed -e 's/^\([0-9]\)$/0\1/p' day10_input.txt | sed -e 's/^\([0-9][0-9]\)$/0\1/p' | sort | uniq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lts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B$5:.B$97];&quot;=&quot;&amp;[.D4])" office:value-type="float" office:value="61" calcext:value-type="float">
            <text:p>61</text:p>
          </table:table-cell>
          <table:table-cell/>
          <table:table-cell table:formula="of:=([.E4]+1)*([.E6]+1)" office:value-type="float" office:value="2046" calcext:value-type="float">
            <text:p>2046</text:p>
          </table:table-cell>
          <table:table-cell office:value-type="string" calcext:value-type="string">
            <text:p>one extra 1 diff from source to first adap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-[.A4]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B$5:.B$97];&quot;=&quot;&amp;[.D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e extra 3 diff from highest adapter to lapto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-[.A5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B$5:.B$97];&quot;=&quot;&amp;[.D6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-[.A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-[.A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-[.A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-[.A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]-[.A10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]-[.A11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hree gaps can only be bridged by the start and end. Each end of a three gap must be contained in the adapter set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]-[.A1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]-[.A1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5]-[.A14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]-[.A15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7]-[.A16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8]-[.A1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19]-[.A1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0]-[.A1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1]-[.A20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2]-[.A2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3]-[.A2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24]-[.A23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25]-[.A24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26]-[.A2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27]-[.A2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28]-[.A2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29]-[.A28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30]-[.A29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1]-[.A30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32]-[.A3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33]-[.A3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34]-[.A3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35]-[.A3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36]-[.A35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37]-[.A3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38]-[.A3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39]-[.A3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40]-[.A3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41]-[.A40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42]-[.A4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43]-[.A4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44]-[.A4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45]-[.A44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46]-[.A45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47]-[.A46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48]-[.A4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49]-[.A4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50]-[.A4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51]-[.A5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52]-[.A51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53]-[.A52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54]-[.A53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55]-[.A5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56]-[.A5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57]-[.A5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58]-[.A57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59]-[.A58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60]-[.A59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61]-[.A60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62]-[.A6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63]-[.A6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64]-[.A6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65]-[.A6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66]-[.A65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67]-[.A6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68]-[.A6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69]-[.A6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70]-[.A6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71]-[.A70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72]-[.A7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73]-[.A7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74]-[.A7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75]-[.A7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76]-[.A75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77]-[.A7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78]-[.A77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79]-[.A78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80]-[.A7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81]-[.A80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82]-[.A8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83]-[.A8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84]-[.A8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85]-[.A8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86]-[.A85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87]-[.A8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88]-[.A87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89]-[.A8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90]-[.A8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91]-[.A9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92]-[.A9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93]-[.A92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94]-[.A9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95]-[.A9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96]-[.A9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97]-[.A96]" office:value-type="float" office:value="1" calcext:value-type="float">
            <text:p>1</text:p>
          </table:table-cell>
          <table:table-cell table:number-columns-repeated="6"/>
        </table:table-row>
      </table:table>
      <table:table table:name="day10_test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ed -e 's/^\([0-9]\)$/0\1/p' day10_input.txt | sed -e 's/^\([0-9][0-9]\)$/0\1/p' | sort | uniq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lts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B5:.B97];&quot;=&quot;&amp;[.D4])" office:value-type="float" office:value="21" calcext:value-type="float">
            <text:p>21</text:p>
          </table:table-cell>
          <table:table-cell/>
          <table:table-cell table:formula="of:=([.E4]+1)*([.E6]+1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-[.A4]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B6:.B98];&quot;=&quot;&amp;[.D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]-[.A5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B7:.B99];&quot;=&quot;&amp;[.D6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-[.A6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-[.A7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-[.A8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-[.A9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-[.A10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-[.A11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]-[.A12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4]-[.A13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5]-[.A14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6]-[.A15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7]-[.A16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]-[.A17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9]-[.A18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0]-[.A19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1]-[.A20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2]-[.A21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3]-[.A22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4]-[.A23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5]-[.A24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26]-[.A25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27]-[.A26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28]-[.A2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29]-[.A28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0]-[.A29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31]-[.A30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32]-[.A31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33]-[.A32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34]-[.A33]"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0T10:09:17.993064206</dc:date>
    <meta:editing-duration>PT29S</meta:editing-duration>
    <meta:editing-cycles>1</meta:editing-cycles>
    <meta:document-statistic meta:table-count="2" meta:cell-count="277" meta:object-count="0"/>
    <meta:generator>LibreOffice/6.4.6.2$Linux_X86_64 LibreOffice_project/40$Build-2</meta:generator>
  </office:meta>
</office:document-meta>
</file>